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15.072cm" fo:min-width="20.5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6.276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10.497cm" fo:min-width="6.263cm"/>
    </style:style>
    <style:style style:name="gr4" style:family="graphic" style:parent-style-name="standard">
      <style:graphic-properties draw:fill-color="#ccff99" draw:textarea-horizontal-align="justify" draw:textarea-vertical-align="middle" draw:auto-grow-height="false" fo:min-height="2.097cm" fo:min-width="5.2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7cm" fo:min-width="4.97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1.354cm" fo:min-width="5.142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1.655cm" fo:min-width="5.215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1.594cm" fo:min-width="5.215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8.418cm" fo:min-width="6.263cm"/>
    </style:style>
    <style:style style:name="gr10" style:family="graphic" style:parent-style-name="standard">
      <style:graphic-properties draw:fill-color="#ccffcc" draw:textarea-horizontal-align="justify" draw:textarea-vertical-align="middle" draw:auto-grow-height="false" fo:min-height="2.036cm" fo:min-width="4.707cm" draw:shadow="hidden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2.477cm" fo:min-width="4.58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21.981cm" fo:min-width="16.5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5.802cm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8.87cm" fo:min-width="6.204cm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 fo:min-height="2.477cm" fo:min-width="5.215cm"/>
    </style:style>
    <style:style style:name="gr16" style:family="graphic" style:parent-style-name="standard">
      <style:graphic-properties draw:fill-color="#ccffcc" draw:textarea-horizontal-align="justify" draw:textarea-vertical-align="middle" draw:auto-grow-height="false" fo:min-height="2.036cm" fo:min-width="5.215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 fo:min-height="8.652cm" fo:min-width="6.263cm"/>
    </style:style>
    <style:style style:name="gr19" style:family="graphic" style:parent-style-name="standard">
      <style:graphic-properties draw:fill-color="#ffd320" draw:textarea-horizontal-align="justify" draw:textarea-vertical-align="middle" draw:auto-grow-height="false" fo:min-height="28.508cm" fo:min-width="33.028cm"/>
    </style:style>
    <style:style style:name="gr20" style:family="graphic" style:parent-style-name="standard">
      <style:graphic-properties draw:fill="solid" draw:fill-color="#ffffcc" draw:textarea-horizontal-align="justify" draw:textarea-vertical-align="middle" draw:auto-grow-height="false" fo:min-height="4.907cm" fo:min-width="6.435cm"/>
    </style:style>
    <style:style style:name="gr21" style:family="graphic" style:parent-style-name="standard">
      <style:graphic-properties draw:fill="solid" draw:fill-color="#ffffcc" draw:textarea-horizontal-align="justify" draw:textarea-vertical-align="middle" draw:auto-grow-height="false" fo:min-height="9.561cm" fo:min-width="5.46cm"/>
    </style:style>
    <style:style style:name="gr22" style:family="graphic" style:parent-style-name="standard">
      <style:graphic-properties draw:fill-color="#ccffcc" draw:textarea-horizontal-align="justify" draw:textarea-vertical-align="middle" draw:auto-grow-height="false" fo:min-height="2.036cm" fo:min-width="4.7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7.58cm"/>
    </style:style>
    <style:style style:name="gr24" style:family="graphic" style:parent-style-name="standard">
      <style:graphic-properties draw:fill-color="#aecf00" draw:textarea-horizontal-align="justify" draw:textarea-vertical-align="middle" draw:auto-grow-height="false" fo:min-height="1.655cm" fo:min-width="4.707cm"/>
    </style:style>
    <style:style style:name="gr25" style:family="graphic" style:parent-style-name="standard">
      <style:graphic-properties draw:fill-color="#e6e6ff" draw:textarea-horizontal-align="justify" draw:textarea-vertical-align="middle" draw:auto-grow-height="false" fo:min-height="29.443cm" fo:min-width="33.5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6.881cm"/>
    </style:style>
    <style:style style:name="gr27" style:family="graphic" style:parent-style-name="standard">
      <style:graphic-properties draw:fill="solid" draw:fill-color="#e6e6ff" draw:textarea-horizontal-align="justify" draw:textarea-vertical-align="top" draw:auto-grow-height="false" fo:min-height="12.831cm" fo:min-width="17.469cm"/>
    </style:style>
    <style:style style:name="gr28" style:family="graphic" style:parent-style-name="standard">
      <style:graphic-properties draw:fill="solid" draw:fill-color="#e6e6ff" draw:textarea-horizontal-align="justify" draw:textarea-vertical-align="top" draw:auto-grow-height="false" fo:min-height="12.831cm" fo:min-width="13.786cm"/>
    </style:style>
    <style:style style:name="gr29" style:family="graphic" style:parent-style-name="standard">
      <style:graphic-properties draw:fill="solid" draw:fill-color="#eeeeee" draw:textarea-horizontal-align="justify" draw:textarea-vertical-align="top" draw:auto-grow-height="false" fo:min-height="8.894cm" fo:min-width="5.85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 fo:min-height="1.814cm" fo:min-width="2.834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fill="solid" draw:fill-color="#ffff99" draw:textarea-horizontal-align="justify" draw:textarea-vertical-align="middle" draw:auto-grow-height="false" fo:min-height="1.411cm" fo:min-width="2.878cm"/>
    </style:style>
    <style:style style:name="gr33" style:family="graphic" style:parent-style-name="standard">
      <style:graphic-properties draw:fill="solid" draw:fill-color="#ffff99" draw:textarea-horizontal-align="justify" draw:textarea-vertical-align="middle" draw:auto-grow-height="false" fo:min-height="1.412cm" fo:min-width="2.878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2.463cm" fo:min-width="5.85cm"/>
    </style:style>
    <style:style style:name="gr35" style:family="graphic" style:parent-style-name="standard">
      <style:graphic-properties draw:textarea-horizontal-align="justify" draw:textarea-vertical-align="middle" draw:auto-grow-height="false" fo:min-height="0.648cm" fo:min-width="0.57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 Narrow2" fo:font-size="24pt" fo:font-weight="bold" style:font-size-asian="18pt" style:font-size-complex="18pt"/>
    </style:style>
    <style:style style:name="P3" style:family="paragraph">
      <style:paragraph-properties fo:text-align="center"/>
      <style:text-properties style:font-name="Liberation Sans Narrow1" fo:font-size="18pt" style:font-size-asian="18pt" style:font-size-complex="18pt"/>
    </style:style>
    <style:style style:name="P4" style:family="paragraph">
      <style:paragraph-properties fo:text-align="center"/>
      <style:text-properties style:font-name="Liberation Sans Narrow2" fo:font-size="24pt" fo:font-weight="bold" style:font-size-asian="18pt" style:font-size-complex="18pt"/>
    </style:style>
    <style:style style:name="T1" style:family="text">
      <style:text-properties style:font-name="Liberation Sans Narrow2" fo:font-size="24pt" fo:font-weight="bold" style:font-size-asian="18pt" style:font-size-complex="18pt"/>
    </style:style>
    <style:style style:name="T2" style:family="text">
      <style:text-properties style:font-name="Liberation Sans Narrow1" fo:font-size="18pt" fo:language="en" fo:country="GB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 Narrow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 Narrow1" fo:font-size="18pt" style:font-size-asian="18pt" style:font-size-complex="18pt"/>
    </style:style>
    <style:style style:name="T5" style:family="text">
      <style:text-properties style:font-name="Liberation Sans Narrow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096cm" svg:height="15.322cm" svg:x="10.942cm" svg:y="6.4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341cm" svg:height="1.237cm" svg:x="11.105cm" svg:y="6.599cm">
          <draw:text-box>
            <text:p><text:span text:style-name="T1">CD-Tools - BRONZE</text:span></text:p>
          </draw:text-box>
        </draw:frame>
        <draw:custom-shape draw:style-name="gr3" draw:text-style-name="P1" draw:layer="layout" svg:width="7.493cm" svg:height="11.477cm" svg:x="22.43cm" svg:y="9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51cm" svg:height="2.347cm" svg:x="23.431cm" svg:y="13.299cm">
          <text:p text:style-name="P1"><text:span text:style-name="T2">Artefact</text:span><text:span text:style-name="T3"> </text:span></text:p>
          <text:p text:style-name="P1"><text:span text:style-name="T3">Repository</text:span></text:p>
          <text:p text:style-name="P1"><text:span text:style-name="T4">(Nexus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23.827cm" svg:y="9.73cm">
          <draw:text-box>
            <text:p text:style-name="P1"><text:span text:style-name="T1">CD-B VM</text:span></text:p>
          </draw:text-box>
        </draw:frame>
        <draw:custom-shape draw:style-name="gr6" draw:text-style-name="P3" draw:layer="layout" svg:width="5.642cm" svg:height="1.604cm" svg:x="23.44cm" svg:y="11.221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715cm" svg:height="1.905cm" svg:x="23.467cm" svg:y="18.246cm">
          <text:p text:style-name="P1"><text:span text:style-name="T3">SQL Database</text:span></text:p>
          <text:p text:style-name="P1"><text:span text:style-name="T4">(MariaDB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1.844cm" svg:x="23.467cm" svg:y="16.076cm">
          <text:p text:style-name="P1"><text:span text:style-name="T3">Source Control</text:span></text:p>
          <text:p text:style-name="P1"><text:span text:style-name="T4">(Go Git Ser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493cm" svg:height="9.398cm" svg:x="13.043cm" svg:y="8.9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207cm" svg:height="2.286cm" svg:x="14.159cm" svg:y="11.199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08cm" svg:height="2.727cm" svg:x="14.166cm" svg:y="14.369cm">
          <text:p text:style-name="P1"><text:span text:style-name="T3">Deployment</text:span></text:p>
          <text:p text:style-name="P1"><text:span text:style-name="T3"><text:s/></text:span><text:span text:style-name="T3">Server</text:span></text:p>
          <text:p text:style-name="P1"><text:span text:style-name="T5">(Ansible Tower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14.34cm" svg:y="9.443cm">
          <draw:text-box>
            <text:p text:style-name="P1"><text:span text:style-name="T1">CD-A VM</text:span></text:p>
          </draw:text-box>
        </draw:frame>
      </draw:page>
      <draw:page draw:name="page2" draw:style-name="dp1" draw:master-page-name="Default">
        <draw:custom-shape draw:style-name="gr12" draw:text-style-name="P1" draw:layer="layout" svg:width="17.017cm" svg:height="22.231cm" svg:x="12.176cm" svg:y="3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8.655cm" svg:height="1.237cm" svg:x="12.8cm" svg:y="3.45cm">
          <draw:text-box>
            <text:p><text:span text:style-name="T1">CD-Tools - SILVER</text:span></text:p>
          </draw:text-box>
        </draw:frame>
        <draw:custom-shape draw:style-name="gr9" draw:text-style-name="P1" draw:layer="layout" svg:width="7.493cm" svg:height="9.398cm" svg:x="13.043cm" svg:y="5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207cm" svg:height="2.286cm" svg:x="14.159cm" svg:y="7.698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08cm" svg:height="2.727cm" svg:x="14.166cm" svg:y="10.868cm">
          <text:p text:style-name="P1"><text:span text:style-name="T3">Deployment</text:span></text:p>
          <text:p text:style-name="P1"><text:span text:style-name="T3"><text:s/></text:span><text:span text:style-name="T3">Server</text:span></text:p>
          <text:p text:style-name="P1"><text:span text:style-name="T5">(Ansible Tower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14.34cm" svg:y="5.942cm">
          <draw:text-box>
            <text:p text:style-name="P1"><text:span text:style-name="T1">CD-A VM</text:span></text:p>
          </draw:text-box>
        </draw:frame>
        <draw:custom-shape draw:style-name="gr14" draw:text-style-name="P1" draw:layer="layout" svg:width="7.428cm" svg:height="9.844cm" svg:x="13.129cm" svg:y="15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472cm" svg:height="1.327cm" svg:x="14.018cm" svg:y="15.989cm">
          <draw:text-box>
            <text:p text:style-name="P1"><text:span text:style-name="T1">CD-B VM</text:span></text:p>
          </draw:text-box>
        </draw:frame>
        <draw:custom-shape draw:style-name="gr15" draw:text-style-name="P3" xml:id="id2" draw:id="id2" draw:layer="layout" svg:width="5.715cm" svg:height="2.727cm" svg:x="14.081cm" svg:y="19.928cm">
          <text:p text:style-name="P1"><text:span text:style-name="T3">Deployment</text:span></text:p>
          <text:p text:style-name="P1"><text:span text:style-name="T3"><text:s/></text:span><text:span text:style-name="T3">Server DB</text:span></text:p>
          <text:p text:style-name="P1"><text:span text:style-name="T4">(PostgreSQL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" draw:id="id1" draw:layer="layout" svg:width="5.715cm" svg:height="2.286cm" svg:x="14.081cm" svg:y="17.18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6.938cm" svg:y1="19.466cm" svg:x2="16.938cm" svg:y2="19.928cm" draw:start-shape="id1" draw:start-glue-point="2" draw:end-shape="id2" draw:end-glue-point="0" svg:d="M16938 19466v462" svg:viewBox="0 0 1 463">
          <text:p/>
        </draw:connector>
        <draw:custom-shape draw:style-name="gr18" draw:text-style-name="P1" draw:layer="layout" svg:width="7.493cm" svg:height="9.632cm" svg:x="21.03cm" svg:y="9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51cm" svg:height="2.347cm" svg:x="22.031cm" svg:y="13.599cm">
          <text:p text:style-name="P1"><text:span text:style-name="T2">Artefact</text:span><text:span text:style-name="T3"> </text:span></text:p>
          <text:p text:style-name="P1"><text:span text:style-name="T3">Repository</text:span></text:p>
          <text:p text:style-name="P1"><text:span text:style-name="T4">(Nexus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22.427cm" svg:y="10.03cm">
          <draw:text-box>
            <text:p text:style-name="P1"><text:span text:style-name="T1">CD-C VM</text:span></text:p>
          </draw:text-box>
        </draw:frame>
        <draw:custom-shape draw:style-name="gr6" draw:text-style-name="P3" draw:layer="layout" svg:width="5.642cm" svg:height="1.604cm" svg:x="22.04cm" svg:y="11.521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715cm" svg:height="1.905cm" svg:x="14.067cm" svg:y="23.046cm">
          <text:p text:style-name="P1"><text:span text:style-name="T3">SQL Database</text:span></text:p>
          <text:p text:style-name="P1"><text:span text:style-name="T4">(MariaDB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1.844cm" svg:x="22.067cm" svg:y="16.376cm">
          <text:p text:style-name="P1"><text:span text:style-name="T3">Source Control</text:span></text:p>
          <text:p text:style-name="P1"><text:span text:style-name="T4">(Go Git Service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9" draw:text-style-name="P1" draw:layer="layout" svg:width="33.528cm" svg:height="28.758cm" svg:x="0.111cm" svg:y="-0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93cm" svg:height="11.477cm" svg:x="21.43cm" svg:y="9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51cm" svg:height="2.347cm" svg:x="22.431cm" svg:y="13.299cm">
          <text:p text:style-name="P1"><text:span text:style-name="T2">Artefact</text:span><text:span text:style-name="T3"> </text:span></text:p>
          <text:p text:style-name="P1"><text:span text:style-name="T3">Repository</text:span></text:p>
          <text:p text:style-name="P1"><text:span text:style-name="T4">(Nexus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493cm" svg:height="9.398cm" svg:x="5.043cm" svg:y="8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4" draw:id="id4" draw:layer="layout" svg:width="5.207cm" svg:height="2.286cm" svg:x="6.159cm" svg:y="10.897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8" draw:id="id8" draw:layer="layout" svg:width="5.08cm" svg:height="2.727cm" svg:x="6.166cm" svg:y="14.067cm">
          <text:p text:style-name="P1"><text:span text:style-name="T3">Deployment</text:span></text:p>
          <text:p text:style-name="P1"><text:span text:style-name="T3"><text:s/></text:span><text:span text:style-name="T3">Server</text:span></text:p>
          <text:p text:style-name="P1"><text:span text:style-name="T5">(Ansible Tower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6.34cm" svg:y="9.141cm">
          <draw:text-box>
            <text:p text:style-name="P1"><text:span text:style-name="T1">CD-B VM</text:span></text:p>
          </draw:text-box>
        </draw:frame>
        <draw:custom-shape draw:style-name="gr9" draw:text-style-name="P1" draw:layer="layout" svg:width="7.493cm" svg:height="9.398cm" svg:x="12.722cm" svg:y="8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5" draw:id="id5" draw:layer="layout" svg:width="5.207cm" svg:height="2.286cm" svg:x="13.838cm" svg:y="10.897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6" draw:id="id6" draw:layer="layout" svg:width="5.08cm" svg:height="2.727cm" svg:x="13.845cm" svg:y="14.067cm">
          <text:p text:style-name="P1"><text:span text:style-name="T3">Deployment</text:span></text:p>
          <text:p text:style-name="P1"><text:span text:style-name="T3"><text:s/></text:span><text:span text:style-name="T3">Server</text:span></text:p>
          <text:p text:style-name="P1"><text:span text:style-name="T5">(Ansible Tower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14.019cm" svg:y="9.141cm">
          <draw:text-box>
            <text:p text:style-name="P1"><text:span text:style-name="T1">CD-C VM</text:span></text:p>
          </draw:text-box>
        </draw:frame>
        <draw:custom-shape draw:style-name="gr20" draw:text-style-name="P1" draw:layer="layout" svg:width="7.493cm" svg:height="5.715cm" svg:x="8.845cm" svg:y="2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3" draw:id="id3" draw:layer="layout" svg:width="5.207cm" svg:height="2.286cm" svg:x="9.961cm" svg:y="4.215cm">
          <text:p text:style-name="P1"><text:span text:style-name="T3">Load Balancer</text:span></text:p>
          <text:p text:style-name="P1"><text:span text:style-name="T4">(HAProxy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10.142cm" svg:y="2.459cm">
          <draw:text-box>
            <text:p text:style-name="P1"><text:span text:style-name="T1">CD-A VM</text:span></text:p>
          </draw:text-box>
        </draw:frame>
        <draw:custom-shape draw:style-name="gr21" draw:text-style-name="P1" draw:layer="layout" svg:width="6.604cm" svg:height="10.455cm" svg:x="9.128cm" svg:y="18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472cm" svg:height="1.327cm" svg:x="10.017cm" svg:y="19.188cm">
          <draw:text-box>
            <text:p text:style-name="P1"><text:span text:style-name="T1">CD-D VM</text:span></text:p>
          </draw:text-box>
        </draw:frame>
        <draw:custom-shape draw:style-name="gr11" draw:text-style-name="P3" xml:id="id9" draw:id="id9" draw:layer="layout" svg:width="5.08cm" svg:height="2.727cm" svg:x="9.928cm" svg:y="23.427cm">
          <text:p text:style-name="P1"><text:span text:style-name="T3">Deployment</text:span></text:p>
          <text:p text:style-name="P1"><text:span text:style-name="T3"><text:s/></text:span><text:span text:style-name="T3">Server DB</text:span></text:p>
          <text:p text:style-name="P1"><text:span text:style-name="T4">(PostgreSQL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5.207cm" svg:height="2.286cm" svg:x="9.863cm" svg:y="20.679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22.827cm" svg:y="9.73cm">
          <draw:text-box>
            <text:p text:style-name="P1"><text:span text:style-name="T1">CD-E VM</text:span></text:p>
          </draw:text-box>
        </draw:frame>
        <draw:custom-shape draw:style-name="gr6" draw:text-style-name="P3" xml:id="id10" draw:id="id10" draw:layer="layout" svg:width="5.642cm" svg:height="1.604cm" svg:x="22.44cm" svg:y="11.221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8.08cm" svg:height="2.001cm" svg:x="5.105cm" svg:y="0.399cm">
          <draw:text-box>
            <text:p><text:span text:style-name="T1">CD-Tools - GOLD</text:span></text:p>
          </draw:text-box>
        </draw:frame>
        <draw:custom-shape draw:style-name="gr24" draw:text-style-name="P3" draw:layer="layout" svg:width="5.207cm" svg:height="1.905cm" svg:x="9.763cm" svg:y="26.654cm">
          <text:p text:style-name="P1"><text:span text:style-name="T3">Repo Database</text:span></text:p>
          <text:p text:style-name="P1"><text:span text:style-name="T4">(MariaDB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1.844cm" svg:x="22.467cm" svg:y="16.076cm">
          <text:p text:style-name="P1"><text:span text:style-name="T3">Source Control</text:span></text:p>
          <text:p text:style-name="P1"><text:span text:style-name="T4">(Go Git Ser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line-skew="-0.333cm" svg:x1="12.564cm" svg:y1="6.501cm" svg:x2="8.762cm" svg:y2="10.897cm" draw:start-shape="id3" draw:start-glue-point="2" draw:end-shape="id4" draw:end-glue-point="0" svg:d="M12564 6501v1865h-3802v2531" svg:viewBox="0 0 3803 4397">
          <text:p/>
        </draw:connector>
        <draw:connector draw:style-name="gr17" draw:text-style-name="P1" draw:layer="layout" draw:line-skew="-0.333cm" svg:x1="12.564cm" svg:y1="6.501cm" svg:x2="16.441cm" svg:y2="10.897cm" draw:start-shape="id3" draw:start-glue-point="2" draw:end-shape="id5" draw:end-glue-point="0" svg:d="M12564 6501v1865h3877v2531" svg:viewBox="0 0 3878 4397">
          <text:p/>
        </draw:connector>
        <draw:connector draw:style-name="gr17" draw:text-style-name="P1" draw:layer="layout" svg:x1="16.385cm" svg:y1="16.794cm" svg:x2="15.07cm" svg:y2="21.822cm" draw:start-shape="id6" draw:start-glue-point="2" draw:end-shape="id7" draw:end-glue-point="1" svg:d="M16385 16794v5028h-1315" svg:viewBox="0 0 1316 5029">
          <text:p/>
        </draw:connector>
        <draw:connector draw:style-name="gr17" draw:text-style-name="P1" draw:layer="layout" svg:x1="8.706cm" svg:y1="16.794cm" svg:x2="9.863cm" svg:y2="21.822cm" draw:start-shape="id8" draw:start-glue-point="2" draw:end-shape="id7" draw:end-glue-point="3" svg:d="M8706 16794v5028h1157" svg:viewBox="0 0 1158 5029">
          <text:p/>
        </draw:connector>
        <draw:connector draw:style-name="gr17" draw:text-style-name="P1" draw:layer="layout" svg:x1="12.466cm" svg:y1="22.965cm" svg:x2="12.468cm" svg:y2="23.427cm" draw:start-shape="id7" draw:start-glue-point="2" draw:end-shape="id9" draw:end-glue-point="0" svg:d="M12466 22965v231h2v231" svg:viewBox="0 0 3 463">
          <text:p/>
        </draw:connector>
        <draw:connector draw:style-name="gr17" draw:text-style-name="P1" draw:layer="layout" svg:x1="19.045cm" svg:y1="12.04cm" svg:x2="22.44cm" svg:y2="12.023cm" draw:start-shape="id5" draw:end-shape="id10" draw:end-glue-point="3" svg:d="M19045 12040h1697v-17h1698" svg:viewBox="0 0 3396 18">
          <text:p/>
        </draw:connector>
      </draw:page>
      <draw:page draw:name="page4" draw:style-name="dp1" draw:master-page-name="Default">
        <draw:custom-shape draw:style-name="gr25" draw:text-style-name="P1" draw:layer="layout" svg:width="34.099cm" svg:height="29.693cm" svg:x="0.683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0.298cm" svg:height="1.237cm" svg:x="1.264cm" svg:y="0.652cm">
          <draw:text-box>
            <text:p><text:span text:style-name="T1">CD-Tools - PLATINUM</text:span></text:p>
          </draw:text-box>
        </draw:frame>
        <draw:custom-shape draw:style-name="gr3" draw:text-style-name="P1" draw:layer="layout" svg:width="7.493cm" svg:height="11.477cm" svg:x="26.15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51cm" svg:height="2.347cm" svg:x="27.151cm" svg:y="12.797cm">
          <text:p text:style-name="P1"><text:span text:style-name="T2">Artefact</text:span><text:span text:style-name="T3"> </text:span></text:p>
          <text:p text:style-name="P1"><text:span text:style-name="T3">Repository</text:span></text:p>
          <text:p text:style-name="P1"><text:span text:style-name="T4">(Nexus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493cm" svg:height="9.398cm" svg:x="9.763cm" svg:y="8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2" draw:id="id12" draw:layer="layout" svg:width="5.207cm" svg:height="2.286cm" svg:x="10.879cm" svg:y="10.395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6" draw:id="id16" draw:layer="layout" svg:width="5.08cm" svg:height="2.727cm" svg:x="10.886cm" svg:y="13.565cm">
          <text:p text:style-name="P1"><text:span text:style-name="T3">Deployment</text:span></text:p>
          <text:p text:style-name="P1"><text:span text:style-name="T3"><text:s/></text:span><text:span text:style-name="T3">Server</text:span></text:p>
          <text:p text:style-name="P1"><text:span text:style-name="T5">(Ansible Tower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11.06cm" svg:y="8.639cm">
          <draw:text-box>
            <text:p text:style-name="P1"><text:span text:style-name="T1">CD-C VM</text:span></text:p>
          </draw:text-box>
        </draw:frame>
        <draw:custom-shape draw:style-name="gr9" draw:text-style-name="P1" draw:layer="layout" svg:width="7.493cm" svg:height="9.398cm" svg:x="17.442cm" svg:y="8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3" draw:id="id13" draw:layer="layout" svg:width="5.207cm" svg:height="2.286cm" svg:x="18.558cm" svg:y="10.395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4" draw:id="id14" draw:layer="layout" svg:width="5.08cm" svg:height="2.727cm" svg:x="18.565cm" svg:y="13.565cm">
          <text:p text:style-name="P1"><text:span text:style-name="T3">Deployment</text:span></text:p>
          <text:p text:style-name="P1"><text:span text:style-name="T3"><text:s/></text:span><text:span text:style-name="T3">Server</text:span></text:p>
          <text:p text:style-name="P1"><text:span text:style-name="T5">(Ansible Tower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18.739cm" svg:y="8.639cm">
          <draw:text-box>
            <text:p text:style-name="P1"><text:span text:style-name="T1">CD-D VM</text:span></text:p>
          </draw:text-box>
        </draw:frame>
        <draw:custom-shape draw:style-name="gr20" draw:text-style-name="P1" draw:layer="layout" svg:width="7.493cm" svg:height="5.715cm" svg:x="13.565cm" svg:y="1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1" draw:id="id11" draw:layer="layout" svg:width="5.207cm" svg:height="2.286cm" svg:x="14.681cm" svg:y="3.713cm">
          <text:p text:style-name="P1"><text:span text:style-name="T3">Load Balancer</text:span></text:p>
          <text:p text:style-name="P1"><text:span text:style-name="T4">(HAProxy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14.862cm" svg:y="1.957cm">
          <draw:text-box>
            <text:p text:style-name="P1"><text:span text:style-name="T1">CD-A VM</text:span></text:p>
          </draw:text-box>
        </draw:frame>
        <draw:custom-shape draw:style-name="gr21" draw:text-style-name="P1" draw:layer="layout" svg:width="6.604cm" svg:height="10.455cm" svg:x="13.848cm" svg:y="18.2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472cm" svg:height="1.327cm" svg:x="14.737cm" svg:y="18.686cm">
          <draw:text-box>
            <text:p text:style-name="P1"><text:span text:style-name="T1">CD-G VM</text:span></text:p>
          </draw:text-box>
        </draw:frame>
        <draw:custom-shape draw:style-name="gr11" draw:text-style-name="P3" xml:id="id17" draw:id="id17" draw:layer="layout" svg:width="5.08cm" svg:height="2.727cm" svg:x="14.648cm" svg:y="22.925cm">
          <text:p text:style-name="P1"><text:span text:style-name="T3">Deployment</text:span></text:p>
          <text:p text:style-name="P1"><text:span text:style-name="T3"><text:s/></text:span><text:span text:style-name="T3">Server DB</text:span></text:p>
          <text:p text:style-name="P1"><text:span text:style-name="T4">(PostgreSQL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5" draw:id="id15" draw:layer="layout" svg:width="5.207cm" svg:height="2.286cm" svg:x="14.583cm" svg:y="20.177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27.547cm" svg:y="9.228cm">
          <draw:text-box>
            <text:p text:style-name="P1"><text:span text:style-name="T1">CD-E VM</text:span></text:p>
          </draw:text-box>
        </draw:frame>
        <draw:custom-shape draw:style-name="gr6" draw:text-style-name="P3" xml:id="id18" draw:id="id18" draw:layer="layout" svg:width="5.642cm" svg:height="1.604cm" svg:x="27.16cm" svg:y="10.719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207cm" svg:height="1.905cm" svg:x="14.483cm" svg:y="26.152cm">
          <text:p text:style-name="P1"><text:span text:style-name="T3">Repo Database</text:span></text:p>
          <text:p text:style-name="P1"><text:span text:style-name="T4">(MariaDB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1.844cm" svg:x="27.187cm" svg:y="15.574cm">
          <text:p text:style-name="P1"><text:span text:style-name="T3">Source Control</text:span></text:p>
          <text:p text:style-name="P1"><text:span text:style-name="T4">(Go Git Ser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line-skew="-0.333cm" svg:x1="17.284cm" svg:y1="5.999cm" svg:x2="13.482cm" svg:y2="10.395cm" draw:start-shape="id11" draw:start-glue-point="2" draw:end-shape="id12" draw:end-glue-point="0" svg:d="M17284 5999v1865h-3802v2531" svg:viewBox="0 0 3803 4397">
          <text:p/>
        </draw:connector>
        <draw:connector draw:style-name="gr17" draw:text-style-name="P1" draw:layer="layout" draw:line-skew="-0.333cm" svg:x1="17.284cm" svg:y1="5.999cm" svg:x2="21.161cm" svg:y2="10.395cm" draw:start-shape="id11" draw:start-glue-point="2" draw:end-shape="id13" draw:end-glue-point="0" svg:d="M17284 5999v1865h3877v2531" svg:viewBox="0 0 3878 4397">
          <text:p/>
        </draw:connector>
        <draw:connector draw:style-name="gr17" draw:text-style-name="P1" draw:layer="layout" svg:x1="21.105cm" svg:y1="16.292cm" svg:x2="19.79cm" svg:y2="21.32cm" draw:start-shape="id14" draw:start-glue-point="2" draw:end-shape="id15" draw:end-glue-point="1" svg:d="M21105 16292v5028h-1315" svg:viewBox="0 0 1316 5029">
          <text:p/>
        </draw:connector>
        <draw:connector draw:style-name="gr17" draw:text-style-name="P1" draw:layer="layout" svg:x1="13.426cm" svg:y1="16.292cm" svg:x2="14.583cm" svg:y2="21.32cm" draw:start-shape="id16" draw:start-glue-point="2" draw:end-shape="id15" draw:end-glue-point="3" svg:d="M13426 16292v5028h1157" svg:viewBox="0 0 1158 5029">
          <text:p/>
        </draw:connector>
        <draw:connector draw:style-name="gr17" draw:text-style-name="P1" draw:layer="layout" svg:x1="17.186cm" svg:y1="22.463cm" svg:x2="17.188cm" svg:y2="22.925cm" draw:start-shape="id15" draw:start-glue-point="2" draw:end-shape="id17" draw:end-glue-point="0" svg:d="M17186 22463v231h2v231" svg:viewBox="0 0 3 463">
          <text:p/>
        </draw:connector>
        <draw:connector draw:style-name="gr17" draw:text-style-name="P1" draw:layer="layout" svg:x1="23.765cm" svg:y1="11.538cm" svg:x2="27.16cm" svg:y2="11.521cm" draw:start-shape="id13" draw:end-shape="id18" draw:end-glue-point="3" svg:d="M23765 11538h1697v-17h1698" svg:viewBox="0 0 3396 18">
          <text:p/>
        </draw:connector>
        <draw:custom-shape draw:style-name="gr9" draw:text-style-name="P1" draw:layer="layout" svg:width="7.493cm" svg:height="9.398cm" svg:x="1.763cm" svg:y="8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207cm" svg:height="2.286cm" svg:x="2.879cm" svg:y="10.396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08cm" svg:height="2.727cm" svg:x="2.886cm" svg:y="13.566cm">
          <text:p text:style-name="P1"><text:span text:style-name="T3">Deployment</text:span></text:p>
          <text:p text:style-name="P1"><text:span text:style-name="T3"><text:s/></text:span><text:span text:style-name="T3">Server</text:span></text:p>
          <text:p text:style-name="P1"><text:span text:style-name="T5">(Ansible Tower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72cm" svg:height="1.327cm" svg:x="3.06cm" svg:y="8.64cm">
          <draw:text-box>
            <text:p text:style-name="P1"><text:span text:style-name="T1">CD-B VM</text:span></text:p>
          </draw:text-box>
        </draw:frame>
        <draw:custom-shape draw:style-name="gr21" draw:text-style-name="P1" draw:layer="layout" svg:width="6.604cm" svg:height="10.455cm" svg:x="5.949cm" svg:y="18.2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472cm" svg:height="1.327cm" svg:x="6.838cm" svg:y="18.686cm">
          <draw:text-box>
            <text:p text:style-name="P1"><text:span text:style-name="T1">CD-F VM</text:span></text:p>
          </draw:text-box>
        </draw:frame>
        <draw:custom-shape draw:style-name="gr11" draw:text-style-name="P3" xml:id="id20" draw:id="id20" draw:layer="layout" svg:width="5.08cm" svg:height="2.727cm" svg:x="6.749cm" svg:y="22.925cm">
          <text:p text:style-name="P1"><text:span text:style-name="T3">Deployment</text:span></text:p>
          <text:p text:style-name="P1"><text:span text:style-name="T3"><text:s/></text:span><text:span text:style-name="T3">Server DB</text:span></text:p>
          <text:p text:style-name="P1"><text:span text:style-name="T4">(PostgreSQL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9" draw:id="id19" draw:layer="layout" svg:width="5.207cm" svg:height="2.286cm" svg:x="6.684cm" svg:y="20.177cm">
          <text:p text:style-name="P1"><text:span text:style-name="T3">Reverse Proxy</text:span></text:p>
          <text:p text:style-name="P1"><text:span text:style-name="T4">(NGinX)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9.287cm" svg:y1="22.463cm" svg:x2="9.289cm" svg:y2="22.925cm" draw:start-shape="id19" draw:start-glue-point="2" draw:end-shape="id20" draw:end-glue-point="0" svg:d="M9287 22463v231h2v231" svg:viewBox="0 0 3 463">
          <text:p/>
        </draw:connector>
      </draw:page>
      <draw:page draw:name="page5" draw:style-name="dp1" draw:master-page-name="Default">
        <draw:custom-shape draw:style-name="gr27" draw:text-style-name="P1" draw:layer="layout" svg:width="17.969cm" svg:height="13.081cm" svg:x="21.131cm" svg:y="6.842cm">
          <text:p text:style-name="P1">PROD DOMAI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4.286cm" svg:height="13.081cm" svg:x="5.318cm" svg:y="6.842cm">
          <text:p text:style-name="P1">NON-PROD DOMAIN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6.35cm" svg:height="9.144cm" svg:x="22.003cm" svg:y="9.717cm">
          <text:p text:style-name="P1">CD TOOLS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6.35cm" svg:height="9.144cm" svg:x="12.803cm" svg:y="9.717cm">
          <text:p text:style-name="P1">CI TOOLS</text:p>
          <draw:enhanced-geometry svg:viewBox="0 0 21600 21600" draw:type="rectangle" draw:enhanced-path="M 0 0 L 21600 0 21600 21600 0 21600 0 0 Z N"/>
        </draw:custom-shape>
        <draw:custom-shape draw:style-name="gr30" draw:text-style-name="P1" xml:id="id21" draw:id="id21" draw:layer="layout" svg:width="3.556cm" svg:height="2.286cm" svg:x="14.208cm" svg:y="10.906cm">
          <text:p text:style-name="P1">Build</text:p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22" draw:id="id22" draw:layer="layout" svg:width="3.556cm" svg:height="2.286cm" svg:x="23.409cm" svg:y="10.907cm">
          <text:p text:style-name="P1">Deployment</text:p>
          <text:p text:style-name="P1">Serv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7.764cm" svg:y1="12.049cm" svg:x2="23.409cm" svg:y2="12.05cm" draw:start-shape="id21" draw:start-glue-point="1" draw:end-shape="id22" draw:end-glue-point="3" svg:d="M17764 12049h2823v1h2822" svg:viewBox="0 0 5646 2">
          <text:p text:style-name="P1">(1)</text:p>
        </draw:connector>
        <draw:custom-shape draw:style-name="gr32" draw:text-style-name="P1" xml:id="id24" draw:id="id24" draw:layer="layout" svg:width="3.556cm" svg:height="1.839cm" svg:x="14.209cm" svg:y="13.954cm">
          <text:p text:style-name="P1">Artefact</text:p>
          <text:p text:style-name="P1">Rep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xml:id="id23" draw:id="id23" draw:layer="layout" svg:width="3.556cm" svg:height="1.84cm" svg:x="23.41cm" svg:y="13.954cm">
          <text:p text:style-name="P1">Artefact</text:p>
          <text:p text:style-name="P1">Rep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26" draw:id="id26" draw:layer="layout" svg:width="3.556cm" svg:height="2.286cm" svg:x="14.209cm" svg:y="16.107cm">
          <text:p text:style-name="P1">Code</text:p>
          <text:p text:style-name="P1">Rep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25" draw:id="id25" draw:layer="layout" svg:width="3.556cm" svg:height="2.286cm" svg:x="23.41cm" svg:y="16.108cm">
          <text:p text:style-name="P1">Code</text:p>
          <text:p text:style-name="P1">Rep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23.41cm" svg:y1="14.874cm" svg:x2="17.765cm" svg:y2="14.873cm" draw:start-shape="id23" draw:start-glue-point="3" draw:end-shape="id24" draw:end-glue-point="1" svg:d="M23410 14874h-2822v-1h-2823" svg:viewBox="0 0 5646 2">
          <text:p text:style-name="P1">(2)</text:p>
        </draw:connector>
        <draw:connector draw:style-name="gr31" draw:text-style-name="P1" draw:layer="layout" svg:x1="23.41cm" svg:y1="17.251cm" svg:x2="17.765cm" svg:y2="17.25cm" draw:start-shape="id25" draw:start-glue-point="3" draw:end-shape="id26" draw:end-glue-point="1" svg:d="M23410 17251h-2822v-1h-2823" svg:viewBox="0 0 5646 2">
          <text:p text:style-name="P1">(3)</text:p>
        </draw:connector>
        <draw:custom-shape draw:style-name="gr34" draw:text-style-name="P1" xml:id="id27" draw:id="id27" draw:layer="layout" svg:width="6.35cm" svg:height="2.713cm" svg:x="31.503cm" svg:y="10.691cm">
          <text:p text:style-name="P1">Test </text:p>
          <text:p text:style-name="P1">Environment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26.965cm" svg:y1="12.05cm" svg:x2="31.503cm" svg:y2="12.047cm" draw:start-shape="id22" draw:start-glue-point="1" draw:end-shape="id27" draw:end-glue-point="3" svg:d="M26965 12050h2270v-3h2268" svg:viewBox="0 0 4539 4">
          <text:p text:style-name="P1">(4)</text:p>
        </draw:connector>
        <draw:custom-shape draw:style-name="gr34" draw:text-style-name="P1" draw:layer="layout" svg:width="6.35cm" svg:height="2.713cm" svg:x="31.503cm" svg:y="15.791cm">
          <text:p text:style-name="P1">Other</text:p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35" draw:text-style-name="P1" xml:id="id28" draw:id="id28" draw:layer="layout" svg:width="1.524cm" svg:height="1.27cm" svg:x="24.414cm" svg:y="4.99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1" draw:text-style-name="P1" draw:layer="layout" svg:x1="25.176cm" svg:y1="6.266cm" svg:x2="25.187cm" svg:y2="10.907cm" draw:start-shape="id28" draw:start-glue-point="8" draw:end-shape="id22" draw:end-glue-point="0" svg:d="M25176 6266v2321h11v2320" svg:viewBox="0 0 12 4642">
          <text:p text:style-name="P1">(5)</text:p>
        </draw:connector>
        <draw:line draw:style-name="gr31" draw:text-style-name="P1" draw:layer="layout" svg:x1="26.4cm" svg:y1="12.43cm" svg:x2="31.988cm" svg:y2="16.748cm">
          <text:p text:style-name="P1"/>
        </draw:line>
        <draw:frame draw:style-name="gr36" draw:layer="layout" svg:width="1.277cm" svg:height="0.962cm" svg:x="29.448cm" svg:y="14.716cm">
          <draw:text-box>
            <text:p>(6)</text:p>
          </draw:text-box>
        </draw:frame>
        <draw:custom-shape draw:style-name="gr34" draw:text-style-name="P1" xml:id="id30" draw:id="id30" draw:layer="layout" svg:width="6.35cm" svg:height="2.713cm" svg:x="5.699cm" svg:y="9.717cm">
          <text:p text:style-name="P1">Development </text:p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34" draw:text-style-name="P1" xml:id="id29" draw:id="id29" draw:layer="layout" svg:width="6.35cm" svg:height="2.713cm" svg:x="5.953cm" svg:y="15.885cm">
          <text:p text:style-name="P1">Developer </text:p>
          <text:p text:style-name="P1">Environment</text:p>
          <text:p text:style-name="P1">(IDE)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svg:x1="9.128cm" svg:y1="18.598cm" svg:x2="15.987cm" svg:y2="18.393cm" draw:start-shape="id29" draw:start-glue-point="2" draw:end-shape="id26" draw:end-glue-point="2" svg:d="M9128 18598v500h6859v-705" svg:viewBox="0 0 6860 706">
          <text:p/>
        </draw:connector>
        <draw:connector draw:style-name="gr37" draw:text-style-name="P1" draw:layer="layout" draw:line-skew="-0.388cm" svg:x1="14.209cm" svg:y1="17.25cm" svg:x2="14.208cm" svg:y2="12.049cm" draw:start-shape="id26" draw:end-shape="id21" draw:end-glue-point="3" svg:d="M14209 17250h-890v-5201h889" svg:viewBox="0 0 891 5202">
          <text:p/>
        </draw:connector>
        <draw:connector draw:style-name="gr37" draw:text-style-name="P1" draw:layer="layout" svg:x1="15.986cm" svg:y1="13.192cm" svg:x2="15.987cm" svg:y2="13.954cm" draw:start-shape="id21" draw:start-glue-point="2" draw:end-shape="id24" draw:end-glue-point="0" svg:d="M15986 13192v381h1v381" svg:viewBox="0 0 2 763">
          <text:p/>
        </draw:connector>
        <draw:connector draw:style-name="gr37" draw:text-style-name="P1" draw:layer="layout" draw:line-skew="-0.722cm" svg:x1="15.986cm" svg:y1="10.906cm" svg:x2="8.874cm" svg:y2="9.717cm" draw:start-shape="id21" draw:start-glue-point="0" draw:end-shape="id30" svg:d="M15986 10906v-2413h-7112v1224" svg:viewBox="0 0 7113 2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09:13:04.914093000</meta:creation-date>
    <dc:date>2016-02-18T20:18:50.973923954</dc:date>
    <meta:editing-duration>PT1H3M17S</meta:editing-duration>
    <meta:editing-cycles>10</meta:editing-cycles>
    <meta:generator>LibreOffice/4.3.7.2$Linux_X86_64 LibreOffice_project/430$Build-2</meta:generator>
    <meta:document-statistic meta:object-count="122"/>
  </office:meta>
</office:document-meta>
</file>